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text" style:name="p1-1-1">
      <style:text-properties style:font-name="고딕" style:font-name-asian="고딕" fo:font-size="15pt" style:font-size-asian="15pt" style:font-size-complex="15pt" style:text-underline-type="none" style:text-overline-type="none" style:text-line-through-type="none" fo:font-weight="bold" style:font-weight-asian="bold" style:font-weight-complex="bold"/>
    </style:style>
    <style:style style:family="text" style:name="p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-1-5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-1-6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-1-7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-1-8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-1-9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9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9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-1-1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17-1-1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18-1-1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19-1-1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2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8-1-1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29-1-1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30-1-1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30-1-2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30-1-3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31-1-1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31-1-2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31-1-3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32-1-1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33-1-1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34-1-1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35-1-1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3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8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3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3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6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6-1-4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5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6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6-1-4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56-1-5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56-1-6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57-1-1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58-1-1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59-1-1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60-1-1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61-1-1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62-1-1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62-1-2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62-1-3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62-1-4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6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5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8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8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8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0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0-1-4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70-1-5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70-1-6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71-1-1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71-1-2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72-1-1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72-1-2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73-1-1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73-1-2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7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8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1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1-1-4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8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5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6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6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9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9-1-4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90-1-1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90-1-2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90-1-3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9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9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9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93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93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9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9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94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94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9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9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97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97-1-4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98-1-1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99-1-1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100-1-1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101-1-1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102-1-1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103-1-1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10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6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6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7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7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9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9-1-4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11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2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2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3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3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5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5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5-1-4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116-1-1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11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3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3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3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3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3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3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3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3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4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4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4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4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4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14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4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4-1-2">
      <style:text-properties style:font-name="한양신명조" style:font-name-asian="한양신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54-1-3">
      <style:text-properties style:font-name="한양신명조" style:font-name-asian="한양신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54-1-4">
      <style:text-properties style:font-name="한양신명조" style:font-name-asian="한양신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5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6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6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6-1-5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8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8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9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9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1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5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8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8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8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8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8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83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8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8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8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8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87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8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9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9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90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9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9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9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9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94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9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9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9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98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98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9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9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5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5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8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8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3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4-2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6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0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0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0-1-5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4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8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8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3-1-1"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family="text" style:name="p23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3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3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4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4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5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9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0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0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2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7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3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6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9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3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8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8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8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82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8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8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8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8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85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8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8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8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8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9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9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9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9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93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9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9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94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9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95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95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9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9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9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9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0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0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0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02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0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0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0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0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바탕글"><text:span text:style-name="p1-1-1">                              정  관   </text:span></text:p>
      <text:p text:style-name="바탕글"/>
      <text:p text:style-name="바탕글"><text:span text:style-name="p3-1-1">      [</text:span><text:span text:style-name="p3-1-2">목적</text:span><text:span text:style-name="p3-1-3">] </text:span></text:p>
      <text:p text:style-name="바탕글"><text:span text:style-name="p4-1-1">      부산 교통 공단법(이하 </text:span><text:span text:style-name="p4-1-2">“</text:span><text:span text:style-name="p4-1-3">법</text:span><text:span text:style-name="p4-1-4">”</text:span><text:span text:style-name="p4-1-5">이라 한다) 및 동법 시행령(이하 </text:span><text:span text:style-name="p4-1-6">“</text:span><text:span text:style-name="p4-1-7">령</text:span><text:span text:style-name="p4-1-8">”</text:span><text:span text:style-name="p4-1-9">이라 한다)에서 정한 바에 의하여 </text:span></text:p>
      <text:p text:style-name="바탕글"><text:span text:style-name="p5-1-1">      부산 교통 권역 내에 대중 교통 시설의 건설을 촉진하고 운영의 합리화를 기함으로써 도시 교통의 발전과 </text:span></text:p>
      <text:p text:style-name="바탕글"><text:span text:style-name="p6-1-1">      시민 생활의 편익 및 복지 증진에 이바지함을 목적으로 한다.  </text:span></text:p>
      <text:p text:style-name="바탕글"/>
      <text:p text:style-name="바탕글"><text:span text:style-name="p8-1-1">1. 다음 정관의 총칙 중 내용이 틀린 것은 ?</text:span></text:p>
      <text:p text:style-name="바탕글"><text:span text:style-name="p9-1-1">   ① </text:span><text:span text:style-name="p9-1-2">공단은 업무 수행을 위하여 필요한 때는 부산 교통 공단 운영 위원회의 심의</text:span><text:span text:style-name="p9-1-3">․</text:span><text:span text:style-name="p9-1-4">의결을 거쳐 필요한 곳에 </text:span></text:p>
      <text:p text:style-name="바탕글"><text:span text:style-name="p10-1-1">      지사, 사무소를 둘 수 있다.</text:span></text:p>
      <text:p text:style-name="바탕글"><text:span text:style-name="p11-1-1">   ② </text:span><text:span text:style-name="p11-1-2">공단의 운영에 필요한 사항은 이사장이 이를 규정으로 정한다.</text:span></text:p>
      <text:p text:style-name="바탕글"><text:span text:style-name="p12-1-1">   ③ </text:span><text:span text:style-name="p12-1-2">조직, 회계, 인사, 보수 등 공단 운영을 위한 중요한 규정은 건설 교통부 장관의 승인을 얻어야 한다.</text:span></text:p>
      <text:p text:style-name="바탕글"><text:span text:style-name="p13-1-1">   ④ </text:span><text:span text:style-name="p13-1-2">공단의 공고는 중앙지에 게재해야 한다.</text:span></text:p>
      <text:p text:style-name="바탕글"/>
      <text:p text:style-name="바탕글"><text:span text:style-name="p15-1-1">   [</text:span><text:span text:style-name="p15-1-2">참고</text:span><text:span text:style-name="p15-1-3">]</text:span></text:p>
      <text:p text:style-name="바탕글"><text:span text:style-name="p16-1-1">     *. 관계 법령 개정으로 인한 것이나 경미한 사항에 대해서는 건설 교통부 장관에게 보고하여야 한다.</text:span></text:p>
      <text:p text:style-name="바탕글"><text:span text:style-name="p17-1-1">     *. 공단의 공고는 부산 광역시 내에서 발간되는 일간신문에 게재한다. </text:span></text:p>
      <text:p text:style-name="바탕글"><text:span text:style-name="p18-1-1">        다만, 부득이한 경우에는 다른 일간신문에 게재할 수 있으며, </text:span></text:p>
      <text:p text:style-name="바탕글"><text:span text:style-name="p19-1-1">        경미한 사항은 주된 사무소, 지사 또는 사무소에서 게시, 공고할 수 있다.</text:span></text:p>
      <text:p text:style-name="바탕글"/>
      <text:p text:style-name="바탕글"><text:span text:style-name="p21-1-1">2. 공단의 사업이 아닌 것은 ?</text:span></text:p>
      <text:p text:style-name="바탕글"><text:span text:style-name="p22-1-1">   ① </text:span><text:span text:style-name="p22-1-2">도시 철도의 건설 및 운영</text:span></text:p>
      <text:p text:style-name="바탕글"><text:span text:style-name="p23-1-1">   ② </text:span><text:span text:style-name="p23-1-2">도시 철도의 역세권 개발</text:span></text:p>
      <text:p text:style-name="바탕글"><text:span text:style-name="p24-1-1">   ③ </text:span><text:span text:style-name="p24-1-2">도시 철도의 다른 교통 수단과의 연계 수송을 위한 환승 시설 등의 건설</text:span><text:span text:style-name="p24-1-3">․ </text:span><text:span text:style-name="p24-1-4">운영</text:span></text:p>
      <text:p text:style-name="바탕글"><text:span text:style-name="p25-1-1">   ④ </text:span><text:span text:style-name="p25-1-2">정부 또는 지방자치 단체 재산의 임대 관리 사업</text:span></text:p>
      <text:p text:style-name="바탕글"/>
      <text:p text:style-name="바탕글"><text:span text:style-name="p27-1-1">   [</text:span><text:span text:style-name="p27-1-2">참고</text:span><text:span text:style-name="p27-1-3">]</text:span></text:p>
      <text:p text:style-name="바탕글"><text:span text:style-name="p28-1-1">      공단은 다음 각호의 사업을 수행한다.</text:span></text:p>
      <text:p text:style-name="바탕글"><text:span text:style-name="p29-1-1">      1. 도시 철도의 건설 및 운영</text:span></text:p>
      <text:p text:style-name="바탕글"><text:span text:style-name="p30-1-1">      2. 도시 철도의 역세권의 개발, 주차장의 건설</text:span><text:span text:style-name="p30-1-2">․ </text:span><text:span text:style-name="p30-1-3">운영 기타 공단의 설립 목적과 관계되는 개발 사업</text:span></text:p>
      <text:p text:style-name="바탕글"><text:span text:style-name="p31-1-1">      3. 도시 철도와 다른 교통 수단과의 연계 수송을 위한 환승 시설 등의 건설</text:span><text:span text:style-name="p31-1-2">․ </text:span><text:span text:style-name="p31-1-3">운영</text:span></text:p>
      <text:p text:style-name="바탕글"><text:span text:style-name="p32-1-1">      4. 자동차 운수 사업법 시행령 제2조의 규정에 의한 자동차 운송 사업 중 시내버스 운송 사업 및 </text:span></text:p>
      <text:p text:style-name="바탕글"><text:span text:style-name="p33-1-1">         전세 버스 운송 사업 </text:span></text:p>
      <text:p text:style-name="바탕글"><text:span text:style-name="p34-1-1">      5. 정부 또는 지방자치 단체가 위탁한 사업</text:span></text:p>
      <text:p text:style-name="바탕글"><text:span text:style-name="p35-1-1">      6. 제1호 내지 제5호의 사업에 부대 하는 사업</text:span></text:p>
      <text:p text:style-name="바탕글"/>
      <text:p text:style-name="바탕글"><text:span text:style-name="p37-1-1">3. 사업 계획 및 예산안에 대한 설명 중 다른 것은 ?</text:span></text:p>
      <text:p text:style-name="바탕글"><text:span text:style-name="p38-1-1">   ① </text:span><text:span text:style-name="p38-1-2">공단은 다음 년도의 사업 계획 및 예산안을 작성하여 위원회의 심의 의결을 거친 후 </text:span></text:p>
      <text:p text:style-name="바탕글"><text:span text:style-name="p39-1-1">      건설 교통부 장관의 승인을 얻어야 한다.</text:span></text:p>
      <text:p text:style-name="바탕글"><text:span text:style-name="p40-1-1">   ② </text:span><text:span text:style-name="p40-1-2">사업 계획 및 예산안은 매년 1월 10일까지 건설 교통부장관에 제출하여야 한다.</text:span></text:p>
      <text:p text:style-name="바탕글"><text:span text:style-name="p41-1-1">   ③ </text:span><text:span text:style-name="p41-1-2">사업 계획과 예산안에는 예산 총칙, 추정 대차대조표, 추정 손익 계산서 및 자금 계획서가 포함되어야 하며, </text:span></text:p>
      <text:p text:style-name="바탕글"><text:span text:style-name="p42-1-1">      그 내용을 명백히 함에 필요한 부속 서류를 첨부하여야 한다.</text:span></text:p>
      <text:p text:style-name="바탕글"><text:span text:style-name="p43-1-1">   ④ </text:span><text:span text:style-name="p43-1-2">승인을 얻은 사업 계획과 예산을 변경하고자 할 때에 위원회의 심의</text:span><text:span text:style-name="p43-1-3">․</text:span><text:span text:style-name="p43-1-4">의결을 거쳐 그 변경 사유와 </text:span></text:p>
      <text:p text:style-name="바탕글"><text:span text:style-name="p44-1-1">      변경 내용을 기재한 서류를 건설 교통부 장관에게 제출하고 승인을 얻어야 한다.</text:span></text:p>
      <text:p text:style-name="바탕글"/>
      <text:p text:style-name="바탕글"><text:span text:style-name="p46-1-1">   [</text:span><text:span text:style-name="p46-1-2">참고</text:span><text:span text:style-name="p46-1-3">] </text:span><text:span text:style-name="p46-1-4">사업 계획 및 예산안은 매년 12월 15일까지 건설 교통부 장관에 제출하여야 한다.</text:span></text:p>
      <text:p text:style-name="바탕글"/>
      <text:p text:style-name="바탕글"/>
      <text:p text:style-name="바탕글"/>
      <text:p text:style-name="바탕글"><text:span text:style-name="p50-1-1">4. 위원회의 의결 사항이 아닌 것은 ?</text:span></text:p>
      <text:p text:style-name="바탕글"><text:span text:style-name="p51-1-1">   ① </text:span><text:span text:style-name="p51-1-2">사업 계획 및 예산과 결산에 관한 사항              </text:span></text:p>
      <text:p text:style-name="바탕글"><text:span text:style-name="p52-1-1">   ② </text:span><text:span text:style-name="p52-1-2">잉여금의 처분, 부산 교통 채권의 발행</text:span></text:p>
      <text:p text:style-name="바탕글"><text:span text:style-name="p53-1-1">   ③ </text:span><text:span text:style-name="p53-1-2">정관의 제정</text:span></text:p>
      <text:p text:style-name="바탕글"><text:span text:style-name="p54-1-1">   ④ </text:span><text:span text:style-name="p54-1-2">다른 기업체에 대한 지출, 지사의 설치</text:span></text:p>
      <text:p text:style-name="바탕글"/>
      <text:p text:style-name="바탕글"><text:span text:style-name="p56-1-1">   [</text:span><text:span text:style-name="p56-1-2">참고</text:span><text:span text:style-name="p56-1-3">]</text:span><text:span text:style-name="p56-1-4"> 위원회는 다음 사항을 심의</text:span><text:span text:style-name="p56-1-5">․</text:span><text:span text:style-name="p56-1-6">의결한다.</text:span></text:p>
      <text:p text:style-name="바탕글"><text:span text:style-name="p57-1-1">          1. 사업 계획 및 예산과 결산에 관한 사항             2. 예비비의 사용 및 예산의 이월</text:span></text:p>
      <text:p text:style-name="바탕글"><text:span text:style-name="p58-1-1">          3. 잉여금의 처분                                    4. 부산 교통 채권의 발행</text:span></text:p>
      <text:p text:style-name="바탕글"><text:span text:style-name="p59-1-1">          5. 다른 기업체에 대한 지출                          6. 지사의 설치</text:span></text:p>
      <text:p text:style-name="바탕글"><text:span text:style-name="p60-1-1">          7. 정관의 변경                                      8. 령이 정하는 기본재산의 취득 및 처분</text:span></text:p>
      <text:p text:style-name="바탕글"><text:span text:style-name="p61-1-1">          9. 기타 건설 교통부 장관 또는 위원회가 필요하다고 인정하는 사항</text:span></text:p>
      <text:p text:style-name="바탕글"><text:span text:style-name="p62-1-1">   ※. </text:span><text:span text:style-name="p62-1-2">제1호, 제4호 및 제7호의 사항은 위원회의 심의</text:span><text:span text:style-name="p62-1-3">․ </text:span><text:span text:style-name="p62-1-4">의결을 거친 후 건설 교통부 장관의 승인을 받아야 한다.</text:span></text:p>
      <text:p text:style-name="바탕글"/>
      <text:p text:style-name="바탕글"><text:span text:style-name="p64-1-1">5. 위원회의 회의에 대한 설명 중 틀린 것은 ?</text:span></text:p>
      <text:p text:style-name="바탕글"><text:span text:style-name="p65-1-1">   ① </text:span><text:span text:style-name="p65-1-2">위원회의 회의는 정기회와 임시회로 구분한다.</text:span></text:p>
      <text:p text:style-name="바탕글"><text:span text:style-name="p66-1-1">   ② </text:span><text:span text:style-name="p66-1-2">정기회는 매년 2월과 10월에 개최한다.</text:span></text:p>
      <text:p text:style-name="바탕글"><text:span text:style-name="p67-1-1">   ③ </text:span><text:span text:style-name="p67-1-2">임시회는 위원장이 필요하다고 인정할 때 소집한다.</text:span></text:p>
      <text:p text:style-name="바탕글"><text:span text:style-name="p68-1-1">   ④ </text:span><text:span text:style-name="p68-1-2">재적 위원 </text:span><text:span text:style-name="p68-1-3">⅔ </text:span><text:span text:style-name="p68-1-4">의 요구가 있을 때에 위원장이 소집한다.</text:span></text:p>
      <text:p text:style-name="바탕글"/>
      <text:p text:style-name="바탕글"><text:span text:style-name="p70-1-1">   [</text:span><text:span text:style-name="p70-1-2">참고</text:span><text:span text:style-name="p70-1-3">]</text:span><text:span text:style-name="p70-1-4"> [</text:span><text:span text:style-name="p70-1-5">위원회 회의</text:span><text:span text:style-name="p70-1-6">] </text:span></text:p>
      <text:p text:style-name="바탕글"><text:span text:style-name="p71-1-1">      ① </text:span><text:span text:style-name="p71-1-2">위원회의 회의는 정기회와 임시회로 구분한다.</text:span></text:p>
      <text:p text:style-name="바탕글"><text:span text:style-name="p72-1-1">      ② </text:span><text:span text:style-name="p72-1-2">정기회는 매년 2월과 10월에 개최한다.</text:span></text:p>
      <text:p text:style-name="바탕글"><text:span text:style-name="p73-1-1">      ③ </text:span><text:span text:style-name="p73-1-2">임시회는 위원장이 필요하다고 인정할 때 또는 재적 위원 과반수의 요구가 있을 때에 위원장이 소집한다.</text:span></text:p>
      <text:p text:style-name="바탕글"/>
      <text:p text:style-name="바탕글"><text:span text:style-name="p75-1-1">6. 이사회의 회의에 대한 설명 중 다른 것은 ?</text:span></text:p>
      <text:p text:style-name="바탕글"><text:span text:style-name="p76-1-1">   ① </text:span><text:span text:style-name="p76-1-2">공단 이사회는 정기회와 임시회로 구분한다.</text:span></text:p>
      <text:p text:style-name="바탕글"><text:span text:style-name="p77-1-1">   ② </text:span><text:span text:style-name="p77-1-2">정기회는 2월과 10월에 개최한다.</text:span></text:p>
      <text:p text:style-name="바탕글"><text:span text:style-name="p78-1-1">   ③ </text:span><text:span text:style-name="p78-1-2">임시회는 이사장이 필요하다고 인정할 때 소집한다.</text:span></text:p>
      <text:p text:style-name="바탕글"><text:span text:style-name="p79-1-1">   ④ </text:span><text:span text:style-name="p79-1-2">이사 3인(부이사장 포함) 이상의 요구가 있을 때에 이사장이 소집한다.</text:span></text:p>
      <text:p text:style-name="바탕글"/>
      <text:p text:style-name="바탕글"><text:span text:style-name="p81-1-1">   [</text:span><text:span text:style-name="p81-1-2">참고</text:span><text:span text:style-name="p81-1-3">] </text:span><text:span text:style-name="p81-1-4">이사 2인(부이사장 포함) 이상의 요구가 있을 때에 이사장이 소집한다.</text:span></text:p>
      <text:p text:style-name="바탕글"/>
      <text:p text:style-name="바탕글"><text:span text:style-name="p83-1-1">7. 공단의 기본재산으로 틀린 것은 ?</text:span></text:p>
      <text:p text:style-name="바탕글"><text:span text:style-name="p84-1-1">   ① </text:span><text:span text:style-name="p84-1-2">정부 및 지방자치 단체 또는 그 이외의 자가 출연한 출연 자산</text:span></text:p>
      <text:p text:style-name="바탕글"><text:span text:style-name="p85-1-1">   ② </text:span><text:span text:style-name="p85-1-2">정부 및 지방자치 단체로부터 권리를 승계 받은 재산</text:span></text:p>
      <text:p text:style-name="바탕글"><text:span text:style-name="p86-1-1">   ③ </text:span><text:span text:style-name="p86-1-2">정부 및 지방자치 단체 가 유상으로 대부하거나 사용, 수익하게 한 국</text:span><text:span text:style-name="p86-1-3">․</text:span><text:span text:style-name="p86-1-4">공유 재산</text:span></text:p>
      <text:p text:style-name="바탕글"><text:span text:style-name="p87-1-1">   ④ </text:span><text:span text:style-name="p87-1-2">공단이 취득한 재산</text:span></text:p>
      <text:p text:style-name="바탕글"/>
      <text:p text:style-name="바탕글"><text:span text:style-name="p89-1-1">   [</text:span><text:span text:style-name="p89-1-2">참고</text:span><text:span text:style-name="p89-1-3">] </text:span><text:span text:style-name="p89-1-4">정부 및 지방자치 단체가 무상으로 대부하거나 사용, 수익하게 한 </text:span></text:p>
      <text:p text:style-name="바탕글"><text:span text:style-name="p90-1-1">          국</text:span><text:span text:style-name="p90-1-2">․</text:span><text:span text:style-name="p90-1-3">공유 재산(물품, 국유철도 및 부산 지하철의 사용권을 포함한다)</text:span></text:p>
      <text:p text:style-name="바탕글"/>
      <text:p text:style-name="바탕글"><text:span text:style-name="p92-1-1">8. 공단의 운영 및 대중 교통 시설 투자 재원이 아닌 것은 ?</text:span></text:p>
      <text:p text:style-name="바탕글"><text:span text:style-name="p93-1-1">   ① </text:span><text:span text:style-name="p93-1-2">부산 교통 채권의 발행으로 조성한 자금      </text:span><text:span text:style-name="p93-1-3">② </text:span><text:span text:style-name="p93-1-4">정부의 기부금</text:span></text:p>
      <text:p text:style-name="바탕글"><text:span text:style-name="p94-1-1">   ③ </text:span><text:span text:style-name="p94-1-2">자산 운영의 수익금                         </text:span><text:span text:style-name="p94-1-3">④ </text:span><text:span text:style-name="p94-1-4">차입금 및 도입한 물자</text:span></text:p>
      <text:p text:style-name="바탕글"/>
      <text:p text:style-name="바탕글"/>
      <text:p text:style-name="바탕글"><text:span text:style-name="p97-1-1">   [</text:span><text:span text:style-name="p97-1-2">참고</text:span><text:span text:style-name="p97-1-3">] </text:span><text:span text:style-name="p97-1-4">공단의 운영 및 대중 교통 시설 투자 재원은 다음 각호로 충당한다.</text:span></text:p>
      <text:p text:style-name="바탕글"><text:span text:style-name="p98-1-1">          1. 정부 및 지방자치 단체 또는 그 외의 자의 출연</text:span></text:p>
      <text:p text:style-name="바탕글"><text:span text:style-name="p99-1-1">          2. 부산 교통 채권의 발행으로 조성한 자금</text:span></text:p>
      <text:p text:style-name="바탕글"><text:span text:style-name="p100-1-1">          3. 자산 운영 수익금</text:span></text:p>
      <text:p text:style-name="바탕글"><text:span text:style-name="p101-1-1">          4. 차입금(외국으로부터의 차입금을 포함한다) 및 도입한 물자</text:span></text:p>
      <text:p text:style-name="바탕글"><text:span text:style-name="p102-1-1">          5. 공단의 사업 중 전부 또는 일부를 법인 또는 개인에게 대여, 전대 또는 위탁 사업으로 인한 수익금</text:span></text:p>
      <text:p text:style-name="바탕글"><text:span text:style-name="p103-1-1">          6. 기타의 수익금</text:span></text:p>
      <text:p text:style-name="바탕글"/>
      <text:p text:style-name="바탕글"><text:span text:style-name="p105-1-1">9. 부산 교통 채권의 발행시 건설 교통부 장관의 승인을 얻고자 할 때 서류에 기재할 사항이 아닌 것은 ?</text:span></text:p>
      <text:p text:style-name="바탕글"><text:span text:style-name="p106-1-1">   ① </text:span><text:span text:style-name="p106-1-2">발행할 금액                                </text:span><text:span text:style-name="p106-1-3">② </text:span><text:span text:style-name="p106-1-4">발행 방법</text:span></text:p>
      <text:p text:style-name="바탕글"><text:span text:style-name="p107-1-1">   ③ </text:span><text:span text:style-name="p107-1-2">발행 일자                                  </text:span><text:span text:style-name="p107-1-3">④ </text:span><text:span text:style-name="p107-1-4">발행 조건</text:span></text:p>
      <text:p text:style-name="바탕글"/>
      <text:p text:style-name="바탕글"><text:span text:style-name="p109-1-1">   [</text:span><text:span text:style-name="p109-1-2">참고</text:span><text:span text:style-name="p109-1-3">]  </text:span><text:span text:style-name="p109-1-4">발행할 금액, 발행 방법, 발행 조건 상환 방법 및 절차 그리고 기타 필요한 사항</text:span></text:p>
      <text:p text:style-name="바탕글"/>
      <text:p text:style-name="바탕글"><text:span text:style-name="p111-1-1">10. 부산 교통 채권을 발행하고자 할 때는 공고해야 할 사항이 아닌 것은 ?</text:span></text:p>
      <text:p text:style-name="바탕글"><text:span text:style-name="p112-1-1">    ① </text:span><text:span text:style-name="p112-1-2">매출 기간 및 발행할 금액                   </text:span><text:span text:style-name="p112-1-3">② </text:span><text:span text:style-name="p112-1-4">채권의 명칭 및 이율</text:span></text:p>
      <text:p text:style-name="바탕글"><text:span text:style-name="p113-1-1">    ③ </text:span><text:span text:style-name="p113-1-2">원금 상환의 방법 및 시기                   </text:span><text:span text:style-name="p113-1-3">④ </text:span><text:span text:style-name="p113-1-4">발행 조건</text:span></text:p>
      <text:p text:style-name="바탕글"/>
      <text:p text:style-name="바탕글"><text:span text:style-name="p115-1-1">    [</text:span><text:span text:style-name="p115-1-2">참고</text:span><text:span text:style-name="p115-1-3">]  </text:span><text:span text:style-name="p115-1-4">발행할 금액, 매출 기간, 채권의 명칭, 채권의 액면 금액, 채권의 이율, </text:span></text:p>
      <text:p text:style-name="바탕글"><text:span text:style-name="p116-1-1">            원금 상환의 방법 및 시기,  이자 지급의 방법 및 시기 그리고 기타 필요한 사항</text:span></text:p>
      <text:p text:style-name="바탕글"/>
      <text:p text:style-name="바탕글"><text:span text:style-name="p118-1-1">11. 다음 사항 중 내용이 틀린 것은 ?</text:span></text:p>
      <text:p text:style-name="바탕글"><text:span text:style-name="p119-1-1">    ① </text:span><text:span text:style-name="p119-1-2">공단의 정관을 변경코자 할 때는 이 정관에서 특별히 정하는 경우를 제외하고는 </text:span></text:p>
      <text:p text:style-name="바탕글"><text:span text:style-name="p120-1-1">       재적 이사 과반수 이상의 찬성을 얻어 위원회의 의결을 거쳐 건설 교통부 장관의 승인을 받아야 한다.</text:span></text:p>
      <text:p text:style-name="바탕글"><text:span text:style-name="p121-1-1">    ② </text:span><text:span text:style-name="p121-1-2">부산 교통 공단법이 폐지 또는 유효기간이 도래되었을 때 건설 교통부 장관의 승인으로 해산한다.</text:span></text:p>
      <text:p text:style-name="바탕글"><text:span text:style-name="p122-1-1">    ③ </text:span><text:span text:style-name="p122-1-2">정부가 공단을 존속시킬 필요가 없다고 인정할 때 건설 교통부 장관의 승인으로 해산한다.</text:span></text:p>
      <text:p text:style-name="바탕글"><text:span text:style-name="p123-1-1">    ④ </text:span><text:span text:style-name="p123-1-2">공단이 해산된 때는 잔여 재산의 처분 방법은 위원회의 의결을 거쳐 건설 교통부 장관의 승인을 얻어 </text:span></text:p>
      <text:p text:style-name="바탕글"><text:span text:style-name="p124-1-1">       처분한다.</text:span></text:p>
      <text:p text:style-name="바탕글"/>
      <text:p text:style-name="바탕글"><text:span text:style-name="p126-1-1">12. 부산 교통 공단 이사회의 심의. 의결 사항이 아닌 것은?</text:span></text:p>
      <text:p text:style-name="바탕글"><text:span text:style-name="p127-1-1">    1) 잉여금의 처분에 관한 사항.</text:span></text:p>
      <text:p text:style-name="바탕글"><text:span text:style-name="p128-1-1">    2) 소송에 관한 사항.</text:span></text:p>
      <text:p text:style-name="바탕글"><text:span text:style-name="p129-1-1">    3) 임원의 선임에 관한 사항.</text:span></text:p>
      <text:p text:style-name="바탕글"><text:span text:style-name="p130-1-1">    4) 임원 및 직원의 보수에 관한 사항.</text:span></text:p>
      <text:p text:style-name="바탕글"/>
      <text:p text:style-name="바탕글"><text:span text:style-name="p132-1-1">13. 공단이 출연금을 신청하고자 할 때 매년 4월 30일 까지 건설 교통부 장관 및 지방자치 단체장에게 출연금 교부 </text:span></text:p>
      <text:p text:style-name="바탕글"><text:span text:style-name="p133-1-1">    신청을 하여야 한다. 그 출연금 교부 신청서의 첨부물과 관련이 없는 것은?</text:span></text:p>
      <text:p text:style-name="바탕글"><text:span text:style-name="p134-1-1">    1) 금년도의 사업 계획 및 운영 실적.</text:span></text:p>
      <text:p text:style-name="바탕글"><text:span text:style-name="p135-1-1">    2) 익년 도의 사업 계획과 예산서.</text:span></text:p>
      <text:p text:style-name="바탕글"><text:span text:style-name="p136-1-1">    3) 익년 도의 추정 손익 계산서 및 추정 대차대조표.</text:span></text:p>
      <text:p text:style-name="바탕글"><text:span text:style-name="p137-1-1">    4) 기타 사업 계획 및 예산서의 내용을 명백하게 하는데 필요한 서류.</text:span></text:p>
      <text:p text:style-name="바탕글"/>
      <text:p text:style-name="바탕글"><text:span text:style-name="p139-1-1">14. 부산 교통 공단 정관에서 규정하는 내용 중 잘못된 것은?</text:span></text:p>
      <text:p text:style-name="바탕글"><text:span text:style-name="p140-1-1">    1) 부산 교통 채권을 발행하고자 할 때 채권의 이율은 반드시 공고하여야 한다.</text:span></text:p>
      <text:p text:style-name="바탕글"><text:span text:style-name="p141-1-1">    2) 건설 교통부 장관의 승인을 득한 후 자금의 차입 및 물자 도입을 할 수 있다.</text:span></text:p>
      <text:p text:style-name="바탕글"><text:span text:style-name="p142-1-1">    3) 자금의 차입 승인 요청 시 차입 또는 도입의 사유 서류를 첨부하여야 한다.</text:span></text:p>
      <text:p text:style-name="바탕글"><text:span text:style-name="p143-1-1">    4) 공단이 출연금의 신청시 신청 서류에 반드시 출연금의 이율을 지정하여야 한다.</text:span></text:p>
      <text:p text:style-name="Paragraph-144"/>
      <text:p text:style-name="바탕글"/>
      <text:p text:style-name="바탕글"/>
      <text:p text:style-name="바탕글"/>
      <text:p text:style-name="바탕글"><text:span text:style-name="p148-1-1">15. 부산 교통 공단 정관에서 특별히 정하는 경우를 제외하고, 정관을 변경할 수 있는 사항으로 옳은 것은?</text:span></text:p>
      <text:p text:style-name="바탕글"><text:span text:style-name="p149-1-1">    1) 건설 교통부 장관의 요청에 의해서. </text:span></text:p>
      <text:p text:style-name="바탕글"><text:span text:style-name="p150-1-1">    2) 부산 교통 공단 운영 위원회의 요청에 의해서.</text:span></text:p>
      <text:p text:style-name="바탕글"><text:span text:style-name="p151-1-1">    3) 부산 교통 공단법의 유효기간이 도래되었을 때.</text:span></text:p>
      <text:p text:style-name="바탕글"><text:span text:style-name="p152-1-1">    4) 재적 이사 3분의 2이상의 찬성을 얻어 위원회의 의결을 거쳐 교통부장관의 승인 시.</text:span></text:p>
      <text:p text:style-name="바탕글"/>
      <text:p text:style-name="바탕글"><text:span>  </text:span><text:span text:style-name="p154-1-2">[</text:span><text:span text:style-name="p154-1-3">참고</text:span><text:span text:style-name="p154-1-4">]</text:span></text:p>
      <text:p text:style-name="바탕글"/>
      <text:p text:style-name="바탕글"><text:span text:style-name="p156-1-1">   1. 부산 교통 공단 운영 위원회(이하</text:span><text:span text:style-name="p156-1-2">“</text:span><text:span text:style-name="p156-1-3">위원회</text:span><text:span text:style-name="p156-1-4">”</text:span><text:span text:style-name="p156-1-5">라고 한다)</text:span></text:p>
      <text:p text:style-name="바탕글"/>
      <text:p text:style-name="바탕글"><text:span text:style-name="p158-1-1">      [</text:span><text:span text:style-name="p158-1-2">위원회 설치 및 구성</text:span><text:span text:style-name="p158-1-3">] </text:span></text:p>
      <text:p text:style-name="바탕글"><text:span text:style-name="p159-1-1">      ① </text:span><text:span text:style-name="p159-1-2">공단의 업무 중 중요 사항을 심의</text:span><text:span text:style-name="p159-1-3">․</text:span><text:span text:style-name="p159-1-4">의결하기 위하여 공단에 위원회를 둔다.</text:span></text:p>
      <text:p text:style-name="바탕글"><text:span text:style-name="p160-1-1">      ② </text:span><text:span text:style-name="p160-1-2">위원회의 위원장은 이사장이 되고 위원은 다음 각호의 위원으로 구성한다.</text:span></text:p>
      <text:p text:style-name="바탕글"><text:span text:style-name="p161-1-1">         1. 재정 경제원, 내무부, 건설 교통부 및 철도청 1급 일반직 또는 이에 상당하는 별정직 국가공무원 중 </text:span></text:p>
      <text:p text:style-name="바탕글"><text:span text:style-name="p162-1-1">            해당 기관의 장이 지명하는 사람 각 1인</text:span></text:p>
      <text:p text:style-name="바탕글"><text:span text:style-name="p163-1-1">         2. 부산 광역시 부시장</text:span></text:p>
      <text:p text:style-name="바탕글"><text:span text:style-name="p164-1-1">         3. 공단의 임원 중 이사장이 지명하는 1인 </text:span></text:p>
      <text:p text:style-name="바탕글"><text:span text:style-name="p165-1-1">         4. 교통 및 토지 개발에 관련된 학계 및 전문 연구 기관에 종사하거나 이에 관한 학식과 경험이 </text:span></text:p>
      <text:p text:style-name="바탕글"><text:span text:style-name="p166-1-1">            풍부한 사람 중에서 건설 교통부 장관이 위촉하는 사람 6인 이내</text:span></text:p>
      <text:p text:style-name="바탕글"><text:span text:style-name="p167-1-1">         5. 부산 광역시의 시민 중에서 건설 교통부 장관이 부산 광역 시장의 추천을 받아 위촉하는 사람 </text:span></text:p>
      <text:p text:style-name="바탕글"><text:span text:style-name="p168-1-1">            6인 이내</text:span></text:p>
      <text:p text:style-name="바탕글"><text:span text:style-name="p169-1-1">      ③ </text:span><text:span text:style-name="p169-1-2">위원회는 위원회의 회무를 담당하기 위하여 간사와 서기를 두며, 공단의 직원 중에서 이사장이 임명한다.</text:span></text:p>
      <text:p text:style-name="바탕글"/>
      <text:p text:style-name="바탕글"><text:span text:style-name="p171-1-1">      [</text:span><text:span text:style-name="p171-1-2">위원회 운영</text:span><text:span text:style-name="p171-1-3">] </text:span></text:p>
      <text:p text:style-name="바탕글"><text:span text:style-name="p172-1-1">      ① </text:span><text:span text:style-name="p172-1-2">위원장은 위원회를 대표하고 위원회의의 회무를 통리한다.</text:span></text:p>
      <text:p text:style-name="바탕글"><text:span text:style-name="p173-1-1">      ② </text:span><text:span text:style-name="p173-1-2">위원장이 사고가 있을 때에는 제9조 제2항 각호의 순에 의한 위원이 그 직무를 대행한다.</text:span></text:p>
      <text:p text:style-name="바탕글"><text:span text:style-name="p174-1-1">      ③ </text:span><text:span text:style-name="p174-1-2">위원장은 위원회의 회의를 소집하고 그 의장이 된다.</text:span></text:p>
      <text:p text:style-name="바탕글"><text:span text:style-name="p175-1-1">      ④ </text:span><text:span text:style-name="p175-1-2">위원회는 재적 위원 과반수의 출석과 출석 위원 과반수의 찬성으로 의결한다.</text:span></text:p>
      <text:p text:style-name="바탕글"><text:span text:style-name="p176-1-1">      ⑤ </text:span><text:span text:style-name="p176-1-2">공단의 임원은 위원회에 출석하여 그 의견을 진술할 수 있다.</text:span></text:p>
      <text:p text:style-name="바탕글"><text:span text:style-name="p177-1-1">      ⑥ </text:span><text:span text:style-name="p177-1-2">위원회는 의안의 심의에 있어서 필요한 경우에는 관계인 또는 참고인을 출석시켜 그 의견을 들을 수 </text:span></text:p>
      <text:p text:style-name="바탕글"><text:span text:style-name="p178-1-1">         있다.</text:span></text:p>
      <text:p text:style-name="바탕글"><text:span text:style-name="p179-1-1">      ⑦ </text:span><text:span text:style-name="p179-1-2">위원장은 심의 의결 사항 중 토의를 요하지 않는 안건이나 긴급을 요하는 안건은 서면으로 의결할 수 </text:span></text:p>
      <text:p text:style-name="바탕글"><text:span text:style-name="p180-1-1">         있다.</text:span></text:p>
      <text:p text:style-name="바탕글"><text:span text:style-name="p181-1-1">      ⑧ </text:span><text:span text:style-name="p181-1-2">위원회의 운영에 관하여 필요한 사항은 위원회의 의결을 거쳐 위원장이 정한다.</text:span></text:p>
      <text:p text:style-name="바탕글"/>
      <text:p text:style-name="바탕글"><text:span text:style-name="p183-1-1">      [</text:span><text:span text:style-name="p183-1-2">위원회의 회의 참여에의 제한</text:span><text:span text:style-name="p183-1-3">]</text:span></text:p>
      <text:p text:style-name="바탕글"><text:span text:style-name="p184-1-1">      위원회의 위원 또는 공단의 임원은 자기 또는 자기의 친족과 이해관계가 있는 의안에 관한 회의에는 </text:span></text:p>
      <text:p text:style-name="바탕글"><text:span text:style-name="p185-1-1">      참여하지 못한다.  다만, 전반적인 운영 사항 등이 심의될 경우에는 그러하지 아니하다.</text:span></text:p>
      <text:p text:style-name="바탕글"/>
      <text:p text:style-name="바탕글"><text:span text:style-name="p187-1-1">      [</text:span><text:span text:style-name="p187-1-2">공단의 임원 구성</text:span><text:span text:style-name="p187-1-3">]</text:span></text:p>
      <text:p text:style-name="바탕글"><text:span text:style-name="p188-1-1">      이사장 : 1인, 부이사장 : 1인, 이사 : 5인 이내, 감사 ; 1인</text:span></text:p>
      <text:p text:style-name="바탕글"/>
      <text:p text:style-name="바탕글"><text:span text:style-name="p190-1-1">      [</text:span><text:span text:style-name="p190-1-2">임원의 임면</text:span><text:span text:style-name="p190-1-3">]</text:span></text:p>
      <text:p text:style-name="바탕글"><text:span text:style-name="p191-1-1">      이사장 및 감사는 위원회의 제청을 받아 건설 교통부 장관이 임면한다</text:span></text:p>
      <text:p text:style-name="바탕글"><text:span text:style-name="p192-1-1">      부이사장 및 이사는 건설 교통부 장관의 협의를 거쳐 이사장이 임면한다.</text:span></text:p>
      <text:p text:style-name="바탕글"/>
      <text:p text:style-name="바탕글"><text:span text:style-name="p194-1-1">      [</text:span><text:span text:style-name="p194-1-2">임원의 임기</text:span><text:span text:style-name="p194-1-3">]</text:span></text:p>
      <text:p text:style-name="바탕글"><text:span text:style-name="p195-1-1">      이사장, 부이사장 및 이사의 임기는 3년으로 하고, 감사의 임기는 2년으로 하되 각각 연임할 수 있다.</text:span></text:p>
      <text:p text:style-name="바탕글"><text:span text:style-name="p196-1-1">      임원의 결원이 생겼을 때에는 새로이 임명하되 그 임기는 임명 일로부터 기산 한다.</text:span></text:p>
      <text:p text:style-name="바탕글"/>
      <text:p text:style-name="바탕글"><text:span text:style-name="p198-1-1">      [</text:span><text:span text:style-name="p198-1-2">임원의 직무</text:span><text:span text:style-name="p198-1-3">] </text:span></text:p>
      <text:p text:style-name="바탕글"><text:span text:style-name="p199-1-1">      ① </text:span><text:span text:style-name="p199-1-2">이사장은 공단을 대표하고 공단의 업무를 통리한다.</text:span></text:p>
      <text:p text:style-name="바탕글"><text:span text:style-name="p200-1-1">      ② </text:span><text:span text:style-name="p200-1-2">부이사장은 이사장을 보좌하며, 이사장이 사고가 있을 때에는 그 직무를 대행한다.</text:span></text:p>
      <text:p text:style-name="바탕글"><text:span text:style-name="p201-1-1">      ③ </text:span><text:span text:style-name="p201-1-2">이사는 정관이 정하는 바에 의하여 공단의 업무를 분장하고 이사장 및 부이사장이 모두 사고가 </text:span></text:p>
      <text:p text:style-name="바탕글"><text:span text:style-name="p202-1-1">         있을 때에는 정관이 정하는 직제의 순위에 따른 이사가 그 직무를 대행한다.</text:span></text:p>
      <text:p text:style-name="바탕글"><text:span text:style-name="p203-1-1">      ④ </text:span><text:span text:style-name="p203-1-2">감사는 공단의 업무 및 회계를 감사한다.</text:span></text:p>
      <text:p text:style-name="바탕글"/>
      <text:p text:style-name="바탕글"><text:span text:style-name="p205-1-1">      [</text:span><text:span text:style-name="p205-1-2">임원의 결격사유</text:span><text:span text:style-name="p205-1-3">] </text:span></text:p>
      <text:p text:style-name="바탕글"><text:span text:style-name="p206-1-1">       다음 각호의 1에 해당하는 자는 공단의 임원이 될 수 없다.</text:span></text:p>
      <text:p text:style-name="바탕글"><text:span text:style-name="p207-1-1">       1. 대한민국 국민이 아닌 자</text:span></text:p>
      <text:p text:style-name="바탕글"><text:span text:style-name="p208-1-1">       2. 금치산자</text:span><text:span text:style-name="p208-1-2">․</text:span><text:span text:style-name="p208-1-3">한정치산자 또는 파산선고를 복권되지 아니한 자 </text:span></text:p>
      <text:p text:style-name="바탕글"><text:span text:style-name="p209-1-1">       3. 금고 이상의 형의 선고를 받고 그 집행이 종료되거나 집행을 받지 아니하고 확정된 후 2년이 </text:span></text:p>
      <text:p text:style-name="바탕글"><text:span text:style-name="p210-1-1">          경과되지 아니한 자 </text:span></text:p>
      <text:p text:style-name="바탕글"><text:span text:style-name="p211-1-1">       4. 법률 또는 법원의 판결에 의하여 자격이 상실 또는 정지된 자</text:span></text:p>
      <text:p text:style-name="바탕글"/>
      <text:p text:style-name="바탕글"><text:span text:style-name="p213-1-1">      [</text:span><text:span text:style-name="p213-1-2">임원의 대표권 제한</text:span><text:span text:style-name="p213-1-3">]  </text:span></text:p>
      <text:p text:style-name="바탕글"><text:span text:style-name="p214-1-1">      공단의 이익과 이사장 및 이사의 이익이 상반되는 사항에 대하여는 이사장 및 해당 이사는 공단을 대표하지  </text:span><text:span text:style-name="p214-2-1">      못하며, 공단을 대표할 다른 임원이 없는 경우에는  감사가 공단을 대표한다.</text:span></text:p>
      <text:p text:style-name="바탕글"/>
      <text:p text:style-name="바탕글"><text:span text:style-name="p216-1-1">      [</text:span><text:span text:style-name="p216-1-2">직원의 신분 보장</text:span><text:span text:style-name="p216-1-3">]</text:span></text:p>
      <text:p text:style-name="바탕글"><text:span text:style-name="p217-1-1">      공단의 직원은 형의 선고 또는 인사 규정에 정하는 사유에 의하지 아니하고는 그 의사에 반하여 휴직 또는 </text:span></text:p>
      <text:p text:style-name="바탕글"><text:span text:style-name="p218-1-1">      면직을 당하지 아니한다.  공단의 직원은 징계에 의하지 아니하고는 파면, 해임, 강임, 휴직, 감봉, 견책 </text:span></text:p>
      <text:p text:style-name="바탕글"><text:span text:style-name="p219-1-1">      기타 불이익 처분을 받거나 강요당하지 아니한다.</text:span></text:p>
      <text:p text:style-name="바탕글"><text:span text:style-name="p220-1-1">      [</text:span><text:span text:style-name="p220-1-2">임</text:span><text:span text:style-name="p220-1-3">․</text:span><text:span text:style-name="p220-1-4">직원의 겸직 제한</text:span><text:span text:style-name="p220-1-5">] </text:span></text:p>
      <text:p text:style-name="바탕글"><text:span text:style-name="p221-1-1">      공단의 임원 및 직원은 그 직무 외의 영리를 목적으로 하는 사업에 종사하지 못하며, </text:span></text:p>
      <text:p text:style-name="바탕글"><text:span text:style-name="p222-1-1">      임원은 건설 교통부 장관의, 직원은 이사장의 허가 없이는 다른 직무에 종사하지 못한다.</text:span></text:p>
      <text:p text:style-name="바탕글"/>
      <text:p text:style-name="바탕글"><text:span text:style-name="p224-1-1">      [</text:span><text:span text:style-name="p224-1-2">대리인의 선임</text:span><text:span text:style-name="p224-1-3">]  </text:span></text:p>
      <text:p text:style-name="바탕글"><text:span text:style-name="p225-1-1">      이사장은 정관이 정하는 바에 의하여 임원 또는 직원 중에서 공단의 업무에 관한 제반상 또는 </text:span></text:p>
      <text:p text:style-name="바탕글"><text:span text:style-name="p226-1-1">      제반의 모든 행위를 할 수 있는 권한을 가진 대리인을 선임할 수 있다.</text:span></text:p>
      <text:p text:style-name="바탕글"/>
      <text:p text:style-name="바탕글"><text:span text:style-name="p228-1-1">      [</text:span><text:span text:style-name="p228-1-2">고문, 촉탁</text:span><text:span text:style-name="p228-1-3">] </text:span></text:p>
      <text:p text:style-name="바탕글"><text:span text:style-name="p229-1-1">      공단의 업무를 수행하기 위하여 필요한 경우에는 고문이나 촉탁을 둘 수 있다. </text:span></text:p>
      <text:p text:style-name="바탕글"/>
      <text:p text:style-name="바탕글"><text:span text:style-name="p231-1-1">   2. 이사회</text:span></text:p>
      <text:p text:style-name="바탕글"/>
      <text:p text:style-name="바탕글"><text:span text:style-name="p233-1-1">      </text:span><text:span text:style-name="p233-1-2">[</text:span><text:span text:style-name="p233-1-3">이사회</text:span><text:span text:style-name="p233-1-4">] </text:span></text:p>
      <text:p text:style-name="바탕글"><text:span text:style-name="p234-1-1">       ① </text:span><text:span text:style-name="p234-1-2">이사장은 공단의 업무를 효율적으로 집행하기 위하여 이사회를 구성</text:span><text:span text:style-name="p234-1-3">․</text:span><text:span text:style-name="p234-1-4">운영한다.</text:span></text:p>
      <text:p text:style-name="바탕글"><text:span text:style-name="p235-1-1">       ② </text:span><text:span text:style-name="p235-1-2">이사회의 구성과 운영에 관하여 필요한 사항은 정관으로 정한다.</text:span></text:p>
      <text:p text:style-name="바탕글"><text:span text:style-name="p236-1-1">       ③</text:span><text:span text:style-name="p236-1-2">이사회는 이사장, 부이사장 및 이사 전원으로 구성한다.</text:span></text:p>
      <text:p text:style-name="바탕글"><text:span text:style-name="p237-1-1">       ④</text:span><text:span text:style-name="p237-1-2">감사는 이사회에 출석하여 의견을 진술할 수 있다.</text:span></text:p>
      <text:p text:style-name="바탕글"/>
      <text:p text:style-name="바탕글"><text:span text:style-name="p239-1-1">      [</text:span><text:span text:style-name="p239-1-2">부의 사항</text:span><text:span text:style-name="p239-1-3">]</text:span></text:p>
      <text:p text:style-name="바탕글"><text:span text:style-name="p240-1-1">       ① </text:span><text:span text:style-name="p240-1-2">이사회는 공단 업무의 집행과 관련하여 다음 각호의 사항을 심의</text:span><text:span text:style-name="p240-1-3">․</text:span><text:span text:style-name="p240-1-4">의결한다.</text:span></text:p>
      <text:p text:style-name="바탕글"><text:span text:style-name="p241-1-1">          1. 사업 계획 및 예산과 결산에 관한 사항      2. 예비비의 사용 및 예산의 이월에 관한 사항</text:span></text:p>
      <text:p text:style-name="바탕글"><text:span text:style-name="p242-1-1">          3. 잉여금의 처분에 관한 사항                 4. 부산 교통 채권의 발행에 관한 사항</text:span></text:p>
      <text:p text:style-name="바탕글"><text:span text:style-name="p243-1-1">          5. 다른 기업체에 대한 출자에 관한 사항       6. 지사 또는 사무소의 설치에 관한 사항</text:span></text:p>
      <text:p text:style-name="바탕글"><text:span text:style-name="p244-1-1">          7. 정관의 변경에 관한 사항                   8. 기본재산 중요 재산의 취득 및 처분에 관한 사항</text:span></text:p>
      <text:p text:style-name="바탕글"><text:span text:style-name="p245-1-1">          9. 기구 및 정원에 관한 사항                  10.임원 및 직원의 보수에 관한 사항</text:span></text:p>
      <text:p text:style-name="바탕글"><text:span text:style-name="p246-1-1">          11.소송에 관한 사항                          12.제 규정의 제정 및 개폐에 관한 사항</text:span></text:p>
      <text:p text:style-name="바탕글"><text:span text:style-name="p247-1-1">          13.도시 철도의 운임에 관한 사항              14.자금이 차입(외국 차관을 포함한다)에 관한 사항</text:span></text:p>
      <text:p text:style-name="바탕글"><text:span text:style-name="p248-1-1">          15.기타 중요한 사항</text:span></text:p>
      <text:p text:style-name="바탕글"><text:span text:style-name="p249-1-1">       ② </text:span><text:span text:style-name="p249-1-2">법령 및 규정에 의하여 위원회의 의결 또는 건설 교통부 장관의 승인을 받아야 할 사항은</text:span></text:p>
      <text:p text:style-name="바탕글"><text:span text:style-name="p250-1-1">           이사회의 의결을 거쳐야 한다.</text:span></text:p>
      <text:p text:style-name="바탕글"/>
      <text:p text:style-name="바탕글"><text:span text:style-name="p252-1-1">      [</text:span><text:span text:style-name="p252-1-2">소집 및 의결</text:span><text:span text:style-name="p252-1-3">]</text:span></text:p>
      <text:p text:style-name="바탕글"><text:span text:style-name="p253-1-1">      이사장은 이사회를 소집하고 그 의장이 된다.</text:span></text:p>
      <text:p text:style-name="바탕글"><text:span text:style-name="p254-1-1">      이사회는 재적 이사 과반수의 출석과 출석 이사 과반수의 찬성으로 의결한다.</text:span></text:p>
      <text:p text:style-name="바탕글"><text:span text:style-name="p255-1-1">      감사는 이사회에 출석하여 의견을 진술할 수 있다.  다만, 표결권은 없다.</text:span></text:p>
      <text:p text:style-name="바탕글"/>
      <text:p text:style-name="바탕글"><text:span text:style-name="p257-1-1">      [</text:span><text:span text:style-name="p257-1-2">서면 결의</text:span><text:span text:style-name="p257-1-3">]</text:span></text:p>
      <text:p text:style-name="바탕글"><text:span text:style-name="p258-1-1">      이사장은 이사회 부의 사항 중에서 토의를 요하지 않는 안건이나 경미한 사항, 긴급을 요하는 안건 등은 </text:span></text:p>
      <text:p text:style-name="바탕글"><text:span text:style-name="p259-1-1">      서면 결의에 의할 수 있다.</text:span></text:p>
      <text:p text:style-name="바탕글"/>
      <text:p text:style-name="바탕글"><text:span text:style-name="p261-1-1">   3. 재산 및 회계</text:span></text:p>
      <text:p text:style-name="바탕글"/>
      <text:p text:style-name="바탕글"><text:span text:style-name="p263-1-1">      [</text:span><text:span text:style-name="p263-1-2">사업 년도</text:span><text:span text:style-name="p263-1-3">]</text:span></text:p>
      <text:p text:style-name="바탕글"><text:span text:style-name="p264-1-1">      공단의 사업 년도는 정부의 회계 년도에  따른다.</text:span></text:p>
      <text:p text:style-name="바탕글"/>
      <text:p text:style-name="바탕글"><text:span text:style-name="p266-1-1">      [</text:span><text:span text:style-name="p266-1-2">계리의 원칙</text:span><text:span text:style-name="p266-1-3">]</text:span></text:p>
      <text:p text:style-name="바탕글"><text:span text:style-name="p267-1-1">      공단의 회계는 사업의 성과 및 재정 상태를 명백하게 표명할 수 있도록 발생의 사실에 따라 </text:span></text:p>
      <text:p text:style-name="바탕글"><text:span text:style-name="p268-1-1">      기업 회계 기준에 의하여 계리한다.</text:span></text:p>
      <text:p text:style-name="바탕글"><text:span text:style-name="p269-1-1">      [</text:span><text:span text:style-name="p269-1-2">특별 회계의 설치</text:span><text:span text:style-name="p269-1-3">]</text:span></text:p>
      <text:p text:style-name="바탕글"><text:span text:style-name="p270-1-1">      공단은 자동차 운송 사업 등 공단 사업의 성질상 별도 관리 운영할 필요가 있는 회계에 대하여는 위원회의 </text:span></text:p>
      <text:p text:style-name="바탕글"><text:span text:style-name="p271-1-1">      의결을 거쳐 특별계정을 별도 계리할 수 있다.</text:span></text:p>
      <text:p text:style-name="바탕글"/>
      <text:p text:style-name="바탕글"><text:span text:style-name="p273-1-1">      [</text:span><text:span text:style-name="p273-1-2">출자금의 교부</text:span><text:span text:style-name="p273-1-3">]</text:span></text:p>
      <text:p text:style-name="바탕글"><text:span text:style-name="p274-1-1">      ① </text:span><text:span text:style-name="p274-1-2">공단이 출자금을 신청하고자 할 때에는 매년 4월 30일 까지 다음 각호의 서류를 첨부하여 </text:span></text:p>
      <text:p text:style-name="바탕글"><text:span text:style-name="p275-1-1">         건설 교통부 장관 및 부산 교통 권역 내의 지방자치 단체의 장에게 신청하여야 한다.</text:span></text:p>
      <text:p text:style-name="바탕글"><text:span text:style-name="p276-1-1">         1. 익년도의 사업 계획과 예산안</text:span></text:p>
      <text:p text:style-name="바탕글"><text:span text:style-name="p277-1-1">         2. 익년도의 추정 손익 예산서 및 추정 대차 대조표</text:span></text:p>
      <text:p text:style-name="바탕글"><text:span text:style-name="p278-1-1">         3. 기타 사업 계획 및 예산안의 내용을 명백하게 하는 데 필요한 서류</text:span></text:p>
      <text:p text:style-name="바탕글"><text:span text:style-name="p279-1-1">      ② </text:span><text:span text:style-name="p279-1-2">공단이 출자금의 교부를 받고자 할 때에는 교부 신청서에 분기별 사업 계획서 및 분기별 예산 집행 </text:span></text:p>
      <text:p text:style-name="바탕글"><text:span text:style-name="p280-1-1">         계획서를 첨부하여 건설 교통부 장관 및 부산 교통 권역 내의 지방자치 단체의 장에게 제출하여야 한다.</text:span></text:p>
      <text:p text:style-name="바탕글"/>
      <text:p text:style-name="바탕글"><text:span text:style-name="p282-1-1">      [</text:span><text:span text:style-name="p282-1-2">자금의 차입</text:span><text:span text:style-name="p282-1-3">]</text:span></text:p>
      <text:p text:style-name="바탕글"><text:span text:style-name="p283-1-1">      ① </text:span><text:span text:style-name="p283-1-2">공단은 사업의 수행을 위하여 필요한 때에는 건설 교통부 장관의 승인을 얻어 자금을 차입(국제 기련, </text:span></text:p>
      <text:p text:style-name="바탕글"><text:span text:style-name="p284-1-1">         외국 정부 또는 외국인으로부터의 차입을 포함한다)하거나 물자를 도입할 수 있다.</text:span></text:p>
      <text:p text:style-name="바탕글"><text:span text:style-name="p285-1-1">      ② </text:span><text:span text:style-name="p285-1-2">공단이 제1항의 승인을 요청할 때에는 다음 각호의 사항을 기재한 서류를 첨부하여야 한다.</text:span></text:p>
      <text:p text:style-name="바탕글"><text:span text:style-name="p286-1-1">         1. 차입 또는 도입의 사유</text:span></text:p>
      <text:p text:style-name="바탕글"><text:span text:style-name="p287-1-1">         2. 차입선 또는 도입선</text:span></text:p>
      <text:p text:style-name="바탕글"><text:span text:style-name="p288-1-1">         3. 차입 금액 또는 도입 물자의 종류, 수량 및 그 가격</text:span></text:p>
      <text:p text:style-name="바탕글"><text:span text:style-name="p289-1-1">         4. 차입 또는 도입의 조건</text:span></text:p>
      <text:p text:style-name="바탕글"><text:span text:style-name="p290-1-1">         5. 차입금 또는 물자 도입의 상환 방법 및 상환 기간</text:span></text:p>
      <text:p text:style-name="바탕글"><text:span text:style-name="p291-1-1">         6. 기타 자금의 차입 또는 물자의 도입과 그 상환에 관하여 필요한 사항</text:span></text:p>
      <text:p text:style-name="바탕글"/>
      <text:p text:style-name="바탕글"><text:span text:style-name="p293-1-1">      [</text:span><text:span text:style-name="p293-1-2">결산서</text:span><text:span text:style-name="p293-1-3">]</text:span></text:p>
      <text:p text:style-name="바탕글"><text:span text:style-name="p294-1-1">      공단은 매 사업 년도의 세입</text:span><text:span text:style-name="p294-1-2">․</text:span><text:span text:style-name="p294-1-3">세출결산서를 작성하여 건설 교통부 장관이 지정하는 공인 회계사의</text:span></text:p>
      <text:p text:style-name="바탕글"><text:span text:style-name="p295-1-1">      회계감사를 받아 다음 각호의 서류를 첨부하여 위원회 심의</text:span><text:span text:style-name="p295-1-2">․</text:span><text:span text:style-name="p295-1-3">의결을 거친 후 다음 년도 2월말까지 </text:span></text:p>
      <text:p text:style-name="바탕글"><text:span text:style-name="p296-1-1">      건설 교통부 장관에게 제출하여 승인을 받아야 한다.</text:span></text:p>
      <text:p text:style-name="바탕글"><text:span text:style-name="p297-1-1">      1. 해당 년도의 대자 대조표 및 손익 계산서</text:span></text:p>
      <text:p text:style-name="바탕글"><text:span text:style-name="p298-1-1">      2. 해당 년도의 사업 계획과 그 집행 실적의 대비표</text:span></text:p>
      <text:p text:style-name="바탕글"><text:span text:style-name="p299-1-1">      3. 공인회계사의 의견서</text:span></text:p>
      <text:p text:style-name="바탕글"><text:span text:style-name="p300-1-1">      4. 기타 결산의 내용을 명백히 함에 필요한 서류</text:span></text:p>
      <text:p text:style-name="바탕글"/>
      <text:p text:style-name="바탕글"><text:span text:style-name="p302-1-1">      [</text:span><text:span text:style-name="p302-1-2">잉여금의 처분</text:span><text:span text:style-name="p302-1-3">]</text:span></text:p>
      <text:p text:style-name="바탕글"><text:span text:style-name="p303-1-1">      공단은 매 사업 년도의 결산상 잉여금이 생긴 때에는 다음 순서에 의하여 처분하여야 한다.</text:span></text:p>
      <text:p text:style-name="바탕글"><text:span text:style-name="p304-1-1">      1. 이월 결손금의 보전</text:span></text:p>
      <text:p text:style-name="바탕글"><text:span text:style-name="p305-1-1">      2. 령이 정하는 바에 의한 시설 준비금의 적립</text:span></text:p>
      <text:p text:style-name="바탕글"><text:span text:style-name="p306-1-1">      3. 령이 정하는 바에 의한 국고 또는 지방 금고에 납입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명조" svg:font-family="'명조'" style:font-family-generic="roman" style:font-pitch="variable"/>
    <style:font-face style:name="고딕" svg:font-family="'고딕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  <style:font-face style:name="고딕" svg:font-family="'고딕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  <style:font-face style:name="고딕" svg:font-family="'고딕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2cm" fo:margin-left="1cm" fo:margin-right="1cm" fo:margin-bottom="1.5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